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7" style:family="paragraph"/>
    <style:style style:name="P3" style:parent-style-name="Standard" style:list-style-name="LFO7" style:family="paragraph"/>
    <style:style style:name="P4" style:parent-style-name="Standard" style:list-style-name="LFO7" style:family="paragraph"/>
    <style:style style:name="P5" style:parent-style-name="Standard" style:list-style-name="LFO7" style:family="paragraph"/>
    <style:style style:name="P6" style:parent-style-name="Standard" style:list-style-name="LFO7" style:family="paragraph"/>
    <style:style style:name="P7" style:parent-style-name="Standard" style:list-style-name="LFO7" style:family="paragraph"/>
    <style:style style:name="P8" style:parent-style-name="Standard" style:list-style-name="LFO6" style:family="paragraph"/>
    <style:style style:name="P9" style:parent-style-name="Standard" style:list-style-name="LFO6" style:family="paragraph"/>
    <style:style style:name="P10" style:parent-style-name="Standard" style:list-style-name="LFO6" style:family="paragraph"/>
    <style:style style:name="P11" style:parent-style-name="Standard" style:list-style-name="LFO6" style:family="paragraph"/>
    <style:style style:name="T12" style:parent-style-name="DefaultParagraphFont" style:family="text">
      <style:text-properties fo:font-weight="bold" style:font-weight-asian="bold"/>
    </style:style>
    <style:style style:name="T13" style:parent-style-name="DefaultParagraphFont" style:family="text">
      <style:text-properties fo:font-style="italic" style:font-style-asian="italic"/>
    </style:style>
    <style:style style:name="T14" style:parent-style-name="DefaultParagraphFont" style:family="text">
      <style:text-properties fo:font-weight="bold" style:font-weight-asian="bold"/>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P19" style:parent-style-name="Standard" style:family="paragraph">
      <style:paragraph-properties fo:margin-left="0.5in">
        <style:tab-stops/>
      </style:paragraph-properties>
    </style:style>
    <style:style style:name="P20" style:parent-style-name="Standard" style:list-style-name="LFO6" style:family="paragraph"/>
    <style:style style:name="P21" style:parent-style-name="Standard" style:list-style-name="LFO6" style:family="paragraph"/>
    <style:style style:name="P22" style:parent-style-name="Standard" style:list-style-name="LFO6" style:family="paragraph"/>
    <style:style style:name="P23" style:parent-style-name="Standard" style:list-style-name="LFO6" style:family="paragraph"/>
    <style:style style:name="P24" style:parent-style-name="Standard" style:list-style-name="LFO6" style:family="paragraph"/>
    <style:style style:name="P25" style:parent-style-name="Standard" style:list-style-name="LFO6" style:family="paragraph"/>
    <style:style style:name="P26" style:parent-style-name="Standard" style:list-style-name="LFO6" style:family="paragraph"/>
    <style:style style:name="P27" style:parent-style-name="Normal" style:family="paragraph">
      <style:paragraph-properties fo:break-before="page"/>
    </style:style>
    <style:style style:name="P28" style:parent-style-name="Normal" style:family="paragraph">
      <style:paragraph-properties fo:break-before="page"/>
    </style:style>
    <style:style style:name="P29" style:parent-style-name="ListParagraph" style:list-style-name="LFO12" style:family="paragraph"/>
    <style:style style:name="P30" style:parent-style-name="Standard" style:family="paragraph">
      <style:paragraph-properties fo:margin-left="0.0076in" fo:text-indent="0.4923in">
        <style:tab-stops/>
      </style:paragraph-properties>
    </style:style>
    <style:style style:name="P31" style:parent-style-name="Standard" style:family="paragraph">
      <style:paragraph-properties fo:text-indent="0.4923in"/>
    </style:style>
    <style:style style:name="P32" style:parent-style-name="Standard" style:family="paragraph">
      <style:paragraph-properties fo:margin-left="0.4923in" fo:text-indent="0.4923in">
        <style:tab-stops/>
      </style:paragraph-properties>
    </style:style>
    <style:style style:name="P33" style:parent-style-name="ListParagraph" style:list-style-name="LFO12" style:family="paragraph"/>
    <style:style style:name="T34" style:parent-style-name="DefaultParagraphFont" style:family="text">
      <style:text-properties fo:font-style="italic" style:font-style-asian="italic"/>
    </style:style>
    <style:style style:name="P35" style:parent-style-name="ListParagraph" style:list-style-name="LFO12" style:family="paragraph"/>
    <style:style style:name="P36" style:parent-style-name="Normal" style:family="paragraph">
      <style:paragraph-properties fo:margin-left="0.5in">
        <style:tab-stops/>
      </style:paragraph-properties>
    </style:style>
    <style:style style:name="P37" style:parent-style-name="ListParagraph" style:family="paragraph">
      <style:paragraph-properties fo:text-indent="0.4847in"/>
    </style:style>
    <style:style style:name="P38" style:parent-style-name="ListParagraph" style:family="paragraph">
      <style:paragraph-properties fo:text-indent="0.4847in"/>
    </style:style>
    <style:style style:name="P39" style:parent-style-name="ListParagraph" style:list-style-name="LFO12" style:family="paragraph"/>
    <style:style style:name="P40" style:parent-style-name="ListParagraph" style:family="paragraph">
      <style:paragraph-properties fo:margin-left="1in">
        <style:tab-stops/>
      </style:paragraph-properties>
    </style:style>
    <style:style style:name="P41" style:parent-style-name="ListParagraph" style:family="paragraph">
      <style:paragraph-properties fo:text-indent="0.4847in"/>
    </style:style>
    <style:style style:name="P42" style:parent-style-name="ListParagraph" style:list-style-name="LFO12" style:family="paragraph">
      <style:paragraph-properties fo:break-before="page"/>
    </style:style>
    <style:style style:name="T43"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44"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45"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46"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47"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48"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T49" style:parent-style-name="DefaultParagraphFont" style:family="tex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office:automatic-styles>
  <office:body>
    <office:text text:use-soft-page-breaks="true">
      <text:p text:style-name="P1">PHP Final Project notes</text:p>
      <text:p text:style-name="Standard"/>
      <text:p text:style-name="Standard"/>
      <text:p text:style-name="Standard">To Do List</text:p>
      <text:list text:style-name="LFO7" text:continue-numbering="true">
        <text:list-item>
          <text:p text:style-name="P2">Build a database (try to minimize the time with this one so as to begin using it)</text:p>
          <text:list text:continue-numbering="true">
            <text:list-item>
              <text:p text:style-name="P3">Make sure to build the database on the class server for use in PHP</text:p>
            </text:list-item>
            <text:list-item>
              <text:p text:style-name="P4">Test connection via simple php script to connect to database</text:p>
            </text:list-item>
          </text:list>
        </text:list-item>
        <text:list-item>
          <text:p text:style-name="P5">Review modules read with notes, and<text:s/>anything that was skipped over for completeness</text:p>
        </text:list-item>
        <text:list-item>
          <text:p text:style-name="P6">Quickly create the HTML forms needed to gather data that will populate the database</text:p>
        </text:list-item>
        <text:list-item>
          <text:p text:style-name="P7">PHP scripting (spend bulk of time on this portion of assignment)</text:p>
        </text:list-item>
      </text:list>
      <text:p text:style-name="Standard"/>
      <text:p text:style-name="Standard"/>
      <text:p text:style-name="Standard">Estimated times….</text:p>
      <text:p text:style-name="Standard">TBD<text:s/><text:tab/>-<text:s/><text:tab/>building a database</text:p>
      <text:p text:style-name="Standard">1hr<text:tab/>-<text:tab/>test connection<text:s/>on server<text:s/></text:p>
      <text:p text:style-name="Standard">2hr<text:tab/>-<text:tab/>HTML forms</text:p>
      <text:p text:style-name="Standard">5hr<text:tab/>-<text:tab/>PHP scripting + more for more advanced features,<text:s/></text:p>
      <text:p text:style-name="Standard"/>
      <text:p text:style-name="Normal"/>
      <text:p text:style-name="Normal"/>
      <text:p text:style-name="Normal">More<text:s/>ideas</text:p>
      <text:list text:style-name="LFO6" text:continue-numbering="true">
        <text:list-item>
          <text:p text:style-name="P8">Forum</text:p>
        </text:list-item>
        <text:list-item>
          <text:p text:style-name="P9">CMS</text:p>
        </text:list-item>
        <text:list-item>
          <text:p text:style-name="P10">blog</text:p>
        </text:list-item>
        <text:list-item>
          <text:p text:style-name="P11">shopping system</text:p>
        </text:list-item>
      </text:list>
      <text:p text:style-name="Standard"/>
      <text:p text:style-name="Standard">Or use a<text:s/>previous assignment</text:p>
      <text:p text:style-name="Standard">Guestbook?<text:s text:c="2"/><text:span text:style-name="T12">&gt;&gt;&gt;</text:span><text:span text:style-name="T13"><text:s/>turn it into a accounting login session tracking thingy…with a database for tracking the different users like may need to be created</text:span></text:p>
      <text:p text:style-name="Standard"/>
      <text:p text:style-name="Standard">Music Organizer? <text:s/><text:span text:style-name="T14">&gt;&gt;&gt;</text:span><text:s/><text:span text:style-name="T15">Create a music<text:s/></text:span><text:span text:style-name="T16">or media<text:s/></text:span><text:span text:style-name="T17">library</text:span><text:span text:style-name="T18"><text:s/>for television series</text:span></text:p>
      <text:p text:style-name="P19"/>
      <text:list text:style-name="LFO6" text:continue-numbering="true">
        <text:list-item>
          <text:p text:style-name="P20">SQL<text:s/>Databases</text:p>
          <text:list text:continue-numbering="true">
            <text:list-item>
              <text:p text:style-name="P21">Account<text:s/>registration for a fictitious website<text:s/>or service</text:p>
            </text:list-item>
            <text:list-item>
              <text:p text:style-name="P22">Invoice<text:s/>management for a fictitious business<text:s/>w/ tax and shipping</text:p>
            </text:list-item>
            <text:list-item>
              <text:p text:style-name="P23">Advanced Content management system for storing files on a server and managing them with a database</text:p>
            </text:list-item>
            <text:list-item>
              <text:p text:style-name="P24">Wiki style adding pages to <text:s/>website by allowing users to author new files that are created and stored like the content management system within a database as well</text:p>
            </text:list-item>
            <text:list-item>
              <text:p text:style-name="P25">A library checkout system for a database of various titles on loan to different users/customers</text:p>
            </text:list-item>
            <text:list-item>
              <text:p text:style-name="P26">A astrology database that provides users with their horoscope and several lucky numbers</text:p>
            </text:list-item>
          </text:list>
        </text:list-item>
      </text:list>
      <text:p text:style-name="Standard"/>
      <text:p text:style-name="Standard"/>
      <text:p text:style-name="Standard"/>
      <text:p text:style-name="P27"/>
      <text:soft-page-break/>
      <text:p text:style-name="Standard">Objects in<text:s/>Invoice<text:s/>Database:</text:p>
      <text:p text:style-name="Standard">Tables: <text:s/>Products,<text:s/>Customers,<text:s/>Order</text:p>
      <text:p text:style-name="Standard">Product Table Fields: <text:s/></text:p>
      <text:p text:style-name="Standard">Customer Table<text:s/>Fields:</text:p>
      <text:p text:style-name="Standard">Orders Table<text:s/>Fields:</text:p>
      <text:p text:style-name="Standard"/>
      <text:p text:style-name="Standard">Objects in CMS Database</text:p>
      <text:p text:style-name="Standard">Tables: <text:s/>Users, Files, Permissions</text:p>
      <text:p text:style-name="Standard">User<text:s/>Table:</text:p>
      <text:p text:style-name="Standard">Files Table:</text:p>
      <text:p text:style-name="Standard">Permissions Table:</text:p>
      <text:p text:style-name="Standard"/>
      <text:p text:style-name="P28"/>
      <text:p text:style-name="Standard"/>
      <text:p text:style-name="Normal"/>
      <text:p text:style-name="Normal">Ideas to incorporate to project:</text:p>
      <text:p text:style-name="Normal"/>
      <text:list text:style-name="LFO12" text:continue-numbering="true">
        <text:list-item>
          <text:p text:style-name="P29">Object Oriented PHP</text:p>
        </text:list-item>
      </text:list>
      <text:p text:style-name="P30">Define a Product class:</text:p>
      <text:p text:style-name="P31">Then assign product objects to that class:</text:p>
      <text:p text:style-name="P32">$item1<text:s/>= new Product</text:p>
      <text:p text:style-name="Normal"/>
      <text:list text:style-name="LFO12" text:continue-numbering="true">
        <text:list-item>
          <text:p text:style-name="P33">Accessing Files with PHP</text:p>
        </text:list-item>
      </text:list>
      <text:p text:style-name="Normal">PHP will work with files on the server and have to find out if the server may allow for that with this project, start with some simple commands to test it like is_readable(), then move onto fopen() and file_get_contents(), and FILE_APPEND constant with the file_put_contents<text:s/><text:span text:style-name="T34">to keep the order histories as needed in a file…</text:span></text:p>
      <text:p text:style-name="Normal"/>
      <text:p text:style-name="Normal"/>
      <text:list text:style-name="LFO12" text:continue-numbering="true">
        <text:list-item>
          <text:p text:style-name="P35">Use of Arrays</text:p>
        </text:list-item>
      </text:list>
      <text:p text:style-name="P36">Challenges:<text:s/></text:p>
      <text:p text:style-name="P37">Careful with use of array, associative arrays, etc.</text:p>
      <text:p text:style-name="P38">May or may not have the need for cookie or session, assess first before using them</text:p>
      <text:p text:style-name="Normal"/>
      <text:list text:style-name="LFO12" text:continue-numbering="true">
        <text:list-item>
          <text:p text:style-name="P39">Other ways to use PHP</text:p>
        </text:list-item>
      </text:list>
      <text:p text:style-name="P40">Mathematical operations</text:p>
      <text:p text:style-name="P41">Use of Constants and Variables for calculations</text:p>
      <text:list text:style-name="LFO12" text:continue-numbering="true">
        <text:list-item>
          <text:p text:style-name="P42"/>
        </text:list-item>
      </text:list>
      <text:p text:style-name="Normal"/>
      <text:p text:style-name="Normal"/>
      <text:p text:style-name="Normal">For testing connection to database using<text:s/>PHP (MySQLi Reference):</text:p>
      <text:p text:style-name="Standard"/>
      <text:p text:style-name="Standard">mysqli_connect()<text:s/><text:tab/><text:tab/><text:tab/><text:tab/>code to just connect to mysql</text:p>
      <text:p text:style-name="Standard">mysqli_close()<text:tab/><text:tab/><text:tab/><text:tab/>code to disconnect to mysql</text:p>
      <text:p text:style-name="Standard">mysqli_select_db(connection,dbname)<text:tab/>code to connect to and select database</text:p>
      <text:p text:style-name="Standard">mysqli_query()<text:tab/><text:tab/><text:tab/><text:tab/>queries the database to do just about anything</text:p>
      <text:p text:style-name="Standard"/>
      <text:p text:style-name="Standard"/>
      <text:p text:style-name="Standard">Important code for returning an error from a connection:</text:p>
      <text:p text:style-name="HTMLPreformatted">$cn = mysqli_connect("localhost", "username", "password");<text:line-break/><text:line-break/>if (mysqli_connect_errno()) {<text:line-break/><text:s text:c="4"/>echo "Error in establisihng the connection:" . mysqli_connect_error();<text:line-break/>}</text:p>
      <text:p text:style-name="Standard"/>
      <text:p text:style-name="Standard">Other code for available data<text:s/>access from PHP to databases:<text:span text:style-name="T43"><text:line-break/>$DBConnect = mysqli_connect("localhost", "username", "password");</text:span><text:span text:style-name="T44"><text:line-break/>if (!$DBConnect) {</text:span><text:span text:style-name="T45"><text:line-break/><text:s text:c="4"/>echo "&lt;p&gt;The database server is not available.&lt;/p&gt;";</text:span><text:span text:style-name="T46"><text:line-break/>} else {</text:span><text:span text:style-name="T47"><text:line-break/><text:s text:c="4"/>echo "&lt;p&gt;Successfully connected to the database server.&lt;/p&gt;";</text:span><text:span text:style-name="T48"><text:line-break/><text:s text:c="4"/>mysqli_close($DBConnect);</text:span><text:span text:style-name="T49"><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US" style:language-complex="ar" style:country-complex="SA"/>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nathan Reznik</dc:creator>
    <meta:creation-date>2018-07-25T02:19:00Z</meta:creation-date>
    <dc:date>2018-07-28T21:08:00Z</dc:date>
    <meta:print-date>2018-07-27T01:09:00Z</meta:print-date>
    <meta:template xlink:href="Normal.dotm" xlink:type="simple"/>
    <meta:editing-cycles>15</meta:editing-cycles>
    <meta:editing-duration>PT80880S</meta:editing-duration>
    <meta:document-statistic meta:page-count="4" meta:paragraph-count="6" meta:word-count="501" meta:character-count="3353" meta:row-count="23" meta:non-whitespace-character-count="2858"/>
  </office:meta>
</office:document-meta>
</file>